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Microsoft YaHei" svg:font-family="'Microsoft YaHei'"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master-page-name="Standard">
      <style:paragraph-properties style:page-number="auto"/>
      <style:text-properties fo:font-size="14pt" fo:font-weight="bold" style:font-size-asian="14pt" style:font-weight-asian="bold" style:font-size-complex="14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Heading_20_3">
      <style:text-properties fo:font-variant="normal" fo:text-transform="none" fo:color="#000000" style:font-name="Times New Roman1" fo:letter-spacing="normal" fo:font-style="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is String in Java? String is a data type?</text:p>
      <text:p text:style-name="Standard">String is a Class in java and defined in java.lang package. It’s not a primitive data type like int and long. String class represents character Strings. String is used in almost all the Java applications and there are some interesting facts we should know about String. String in immutable and final in Java and JVM uses String Pool to store all the String objects.<text:line-break/>Some other interesting things about String is the way we can instantiate a String object using double quotes and overloading of “+” operator for concatenation.</text:p>
      <text:p text:style-name="Standard"/>
      <text:p text:style-name="P1">What are different ways to create String Object?</text:p>
      <text:p text:style-name="Standard">We can create String object using  <text:s/>new  <text:s/>operator like any normal java class or we can use double quotes to create a String object. There are several constructors available in String class to get String from char array, byte array, StringBuffer and StringBuilder.</text:p>
      <text:p text:style-name="Standard">String str = new String("abc");</text:p>
      <text:p text:style-name="Standard">String str1 = "abc";</text:p>
      <text:p text:style-name="Standard">When we create a String using double quotes, JVM looks in the String pool to find if any other String is stored with same value. If found, it just returns the reference to that String object else it creates a new String object with given value and stores it in the String pool.<text:line-break/>When we use new operator, JVM creates the String object but don’t store it into the String Pool. We can use  <text:s/>intern()  <text:s/>method to store the String object into String pool or return the reference if there is already a String with equal value present in the pool.</text:p>
      <text:p text:style-name="Standard"/>
      <text:p text:style-name="P1">Write a method to check if input String is Palindrome?</text:p>
      <text:p text:style-name="Standard">A String is said to be Palindrome if it’s value is same when reversed. For example “aba” is a Palindrome String.<text:line-break/>String class doesn’t provide any method to reverse the String but  <text:s/>StringBuffer  <text:s/>and  <text:s/>StringBuilder  <text:s/>class has reverse method that we can use to check if String is palindrome or not.</text:p>
      <text:p text:style-name="Standard"><text:s text:c="4"/>private static boolean isPalindrome(String str) {</text:p>
      <text:p text:style-name="Standard"><text:s text:c="8"/>if (str == null)</text:p>
      <text:p text:style-name="Standard"><text:s text:c="12"/>return false;</text:p>
      <text:p text:style-name="Standard"><text:s text:c="8"/>StringBuilder strBuilder = new StringBuilder(str);</text:p>
      <text:p text:style-name="Standard"><text:s text:c="8"/>strBuilder.reverse();</text:p>
      <text:p text:style-name="Standard"><text:s text:c="8"/>return strBuilder.toString().equals(str);</text:p>
      <text:p text:style-name="Standard"><text:s text:c="4"/>}</text:p>
      <text:p text:style-name="Standard"/>
      <text:p text:style-name="Standard">Sometimes interviewer asks not to use any other class to check this, in that case we can compare characters in the String from both ends to find out if it’s palindrome or not.</text:p>
      <text:p text:style-name="Standard"/>
      <text:p text:style-name="Standard"><text:s text:c="4"/>private static boolean isPalindromeString(String str) {</text:p>
      <text:p text:style-name="Standard"><text:s text:c="8"/>if (str == null || str.isEmpty())</text:p>
      <text:p text:style-name="Standard"><text:s text:c="12"/>return false;</text:p>
      <text:p text:style-name="Standard"><text:s text:c="8"/>int length = str.length();</text:p>
      <text:p text:style-name="Standard"><text:s text:c="8"/>System.out.println(length / 2);</text:p>
      <text:p text:style-name="Standard"><text:s text:c="8"/>for (int i = 0; i &lt; length / 2; i++) {</text:p>
      <text:p text:style-name="Standard"><text:s text:c="12"/>if (str.charAt(i) != str.charAt(length - i - 1))</text:p>
      <text:p text:style-name="Standard"><text:s text:c="16"/>return false;</text:p>
      <text:p text:style-name="Standard"><text:s text:c="8"/>}</text:p>
      <text:p text:style-name="Standard"><text:s text:c="8"/>return true;</text:p>
      <text:p text:style-name="Standard"><text:s text:c="4"/>}</text:p>
      <text:p text:style-name="Standard"><text:soft-page-break/></text:p>
      <text:p text:style-name="P1">Write a method that will remove given character from the String?</text:p>
      <text:p text:style-name="Standard"><text:tab/>public static String removeCharIterative(String str, char charToRemove) {</text:p>
      <text:p text:style-name="Standard"><text:tab/><text:tab/>if (null == str || str.isEmpty()) {</text:p>
      <text:p text:style-name="Standard"><text:tab/><text:tab/><text:tab/>return null;</text:p>
      <text:p text:style-name="Standard"><text:tab/><text:tab/>}</text:p>
      <text:p text:style-name="Standard"><text:tab/><text:tab/>char[] chars = str.toCharArray();</text:p>
      <text:p text:style-name="Standard"><text:tab/><text:tab/>int index = -1;</text:p>
      <text:p text:style-name="Standard"><text:tab/><text:tab/>for (char ch : chars) {</text:p>
      <text:p text:style-name="Standard"><text:tab/><text:tab/><text:tab/>if (ch == charToRemove) {</text:p>
      <text:p text:style-name="Standard"><text:tab/><text:tab/><text:tab/><text:tab/>index = str.indexOf(charToRemove);</text:p>
      <text:p text:style-name="Standard"><text:tab/><text:tab/><text:tab/><text:tab/>str = str.substring(0, index) + str.substring(index + 1, str.length());</text:p>
      <text:p text:style-name="Standard"><text:tab/><text:tab/><text:tab/>}</text:p>
      <text:p text:style-name="Standard"><text:tab/><text:tab/>}</text:p>
      <text:p text:style-name="Standard"><text:tab/><text:tab/>return str;</text:p>
      <text:p text:style-name="Standard"><text:tab/>}</text:p>
      <text:p text:style-name="Standard"/>
      <text:p text:style-name="Standard"><text:tab/>public static String removeCharRecursive(String str, char charToRemove) {</text:p>
      <text:p text:style-name="Standard"><text:tab/><text:tab/>if (null == str || str.isEmpty()) {</text:p>
      <text:p text:style-name="Standard"><text:tab/><text:tab/><text:tab/>return null;</text:p>
      <text:p text:style-name="Standard"><text:tab/><text:tab/>}</text:p>
      <text:p text:style-name="Standard"><text:tab/><text:tab/>int index = str.indexOf(charToRemove);</text:p>
      <text:p text:style-name="Standard"><text:tab/><text:tab/>if (0 &gt; index) {</text:p>
      <text:p text:style-name="Standard"><text:tab/><text:tab/><text:tab/>return str;</text:p>
      <text:p text:style-name="Standard"><text:tab/><text:tab/>}</text:p>
      <text:p text:style-name="Standard"><text:tab/><text:tab/>str = str.substring(0, index) + str.substring(index + 1, str.length());</text:p>
      <text:p text:style-name="Standard"><text:tab/><text:tab/>return removeCharIterative(str, charToRemove);</text:p>
      <text:p text:style-name="Standard"><text:tab/>}</text:p>
      <text:p text:style-name="Standard"/>
      <text:h text:style-name="P4" text:outline-level="3">How can we make String upper case or lower case?</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Microsoft YaHei" svg:font-family="'Microsoft YaHei'"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4925in" style:writing-mode="page"/>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size="12pt" fo:language="en" fo:country="US" style:font-name-asian="SimSun" style:font-size-asian="12pt" style:language-asian="zh" style:country-asian="CN" style:font-name-complex="Mangal"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2pt"/>
    </style:style>
    <style:style style:name="Text_20_body" style:display-name="Text body" style:family="paragraph" style:parent-style-name="Standard" style:class="text">
      <style:paragraph-properties fo:margin-top="0in" fo:margin-bottom="0.0835in"/>
      <style:text-properties style:font-name-asian="Times New Roman" style:font-size-asian="12pt" style:font-name-complex="Times New Roma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text-properties fo:font-style="italic" style:font-name-asian="Times New Roman" style:font-size-asian="12pt" style:font-style-asian="italic" style:font-name-complex="Mangal1" style:font-style-complex="italic"/>
    </style:style>
    <style:style style:name="Index" style:family="paragraph" style:parent-style-name="Standard" style:class="index">
      <style:text-properties style:font-name-asian="Times New Roman"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weight="bold" style:font-name-asian="SimSun"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2pt" style:font-name-complex="Courier New"/>
    </style:style>
    <style:style style:name="Source_20_Text" style:display-name="Source Text" style:family="text">
      <style:text-properties style:font-name="Courier New" style:font-name-asian="NSimSun"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9-16T23:28:39.96</dc:date>
    <dc:creator>Shailendra Singh</dc:creator>
    <meta:generator>OpenOffice/4.1.3$Win32 OpenOffice.org_project/413m1$Build-9783</meta:generator>
    <meta:editing-duration>PT4H45M35S</meta:editing-duration>
    <meta:editing-cycles>9</meta:editing-cycles>
    <meta:document-statistic meta:table-count="0" meta:image-count="0" meta:object-count="0" meta:page-count="2" meta:paragraph-count="55" meta:word-count="540" meta:character-count="3420"/>
  </office:meta>
</office:document-meta>
</file>